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3875in" fo:margin-left="-0.0785in" fo:margin-top="0in" fo:margin-bottom="0in" table:align="left" style:writing-mode="lr-tb"/>
    </style:style>
    <style:style style:name="Table1.A" style:family="table-column">
      <style:table-column-properties style:column-width="0.512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1.25in"/>
    </style:style>
    <style:style style:name="Table1.E" style:family="table-column">
      <style:table-column-properties style:column-width="1.3125in"/>
    </style:style>
    <style:style style:name="Table1.F" style:family="table-column">
      <style:table-column-properties style:column-width="1.3132in"/>
    </style:style>
    <style:style style:name="Table1.G" style:family="table-column">
      <style:table-column-properties style:column-width="1.2486in"/>
    </style:style>
    <style:style style:name="Table1.1" style:family="table-row">
      <style:table-row-properties style:min-row-height="0.2681in"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2" style:family="table-row">
      <style:table-row-properties style:min-row-height="0.2493in" fo:keep-together="auto"/>
    </style:style>
    <style:style style:name="Table1.3" style:family="table-row">
      <style:table-row-properties style:min-row-height="0.2431in" fo:keep-together="auto"/>
    </style:style>
    <style:style style:name="Table1.4" style:family="table-row">
      <style:table-row-properties style:min-row-height="0.2368in" fo:keep-together="auto"/>
    </style:style>
    <style:style style:name="Table2" style:family="table">
      <style:table-properties style:width="7.7875in" fo:margin-left="-0.0785in" fo:margin-top="0in" fo:margin-bottom="0in" table:align="left" style:writing-mode="lr-tb"/>
    </style:style>
    <style:style style:name="Table2.A" style:family="table-column">
      <style:table-column-properties style:column-width="0.6125in"/>
    </style:style>
    <style:style style:name="Table2.B" style:family="table-column">
      <style:table-column-properties style:column-width="0.6132in"/>
    </style:style>
    <style:style style:name="Table2.C" style:family="table-column">
      <style:table-column-properties style:column-width="1.3118in"/>
    </style:style>
    <style:style style:name="Table2.D" style:family="table-column">
      <style:table-column-properties style:column-width="1.3125in"/>
    </style:style>
    <style:style style:name="Table2.1" style:family="table-row">
      <style:table-row-properties style:min-row-height="0.2681in"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0.2493in" fo:keep-together="auto"/>
    </style:style>
    <style:style style:name="Table2.3" style:family="table-row">
      <style:table-row-properties style:min-row-height="0.2431in" fo:keep-together="auto"/>
    </style:style>
    <style:style style:name="Table2.4" style:family="table-row">
      <style:table-row-properties style:min-row-height="0.2368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WWNum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WWNum1"/>
    <style:style style:name="P6" style:family="paragraph" style:parent-style-name="Standard">
      <style:text-properties fo:font-size="10pt" style:font-size-asian="10pt"/>
    </style:style>
    <style:style style:name="P7" style:family="paragraph" style:parent-style-name="Standard">
      <style:text-properties officeooo:paragraph-rsid="000cf219"/>
    </style:style>
    <style:style style:name="P8" style:family="paragraph" style:parent-style-name="Standard">
      <style:text-properties officeooo:rsid="000cf219" officeooo:paragraph-rsid="000cf219"/>
    </style:style>
    <style:style style:name="P9" style:family="paragraph" style:parent-style-name="Standard">
      <style:paragraph-properties fo:text-align="center" style:justify-single-word="false"/>
      <style:text-properties officeooo:rsid="000cf219" officeooo:paragraph-rsid="000cf219"/>
    </style:style>
    <style:style style:name="P10" style:family="paragraph" style:parent-style-name="Standard">
      <style:paragraph-properties fo:margin-left="0in" fo:margin-right="0in" fo:text-indent="0.25in" style:auto-text-indent="false"/>
    </style:style>
    <style:style style:name="P11" style:family="paragraph" style:parent-style-name="Standard">
      <style:paragraph-properties fo:margin-left="6in" fo:margin-right="0in" fo:text-indent="0in" style:auto-text-indent="false"/>
    </style:style>
    <style:style style:name="P1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13" style:family="paragraph" style:parent-style-name="Header">
      <style:paragraph-properties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officeooo:rsid="000cf219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cf219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e254b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cf219"/>
    </style:style>
    <style:style style:name="T8" style:family="text">
      <style:text-properties style:text-underline-style="solid" style:text-underline-width="auto" style:text-underline-color="font-color" officeooo:rsid="000d5e04"/>
    </style:style>
    <style:style style:name="T9" style:family="text">
      <style:text-properties style:text-underline-style="solid" style:text-underline-width="auto" style:text-underline-color="font-color" officeooo:rsid="000e254b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/>
    </style:style>
    <style:style style:name="T13" style:family="text">
      <style:text-properties style:font-name="Wingdings" style:text-underline-style="solid" style:text-underline-width="auto" style:text-underline-color="font-color" fo:font-weight="bold" style:font-name-asian="Wingdings1" style:font-weight-asian="bold" style:font-name-complex="Wingdings1"/>
    </style:style>
    <style:style style:name="T14" style:family="text">
      <style:text-properties officeooo:rsid="000cf219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bold" style:font-weight-asian="bold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officeooo:rsid="000d5e04"/>
    </style:style>
    <style:style style:name="T19" style:family="text">
      <style:text-properties officeooo:rsid="000d5e04"/>
    </style:style>
    <style:style style:name="T20" style:family="text">
      <style:text-properties officeooo:rsid="000e2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oBack"/></text:p>
      <text:h text:style-name="Heading_20_2" text:outline-level="2">HW <text:s/>03</text:h>
      <text:p text:style-name="P4"><text:span text:style-name="T2">Deadlock Avoidance</text:span></text:p>
      <text:p text:style-name="Standard"/>
      <text:p text:style-name="P2"/>
      <text:p text:style-name="Standard"><text:span text:style-name="T17">NAME </text:span><text:span text:style-name="T4"><text:s text:c="9"/></text:span><text:span text:style-name="T5">Zachary Kaplan <text:s text:c="8"/></text:span><text:span text:style-name="T17"><text:s/></text:span><text:span text:style-name="T16">SID </text:span><text:span text:style-name="T2"><text:s text:c="18"/></text:span><text:span text:style-name="T3">31353570 <text:s text:c="23"/></text:span></text:p>
      <text:p text:style-name="Standard"><text:s text:c="2"/></text:p>
      <text:p text:style-name="P13"/>
      <text:p text:style-name="Standard"><text:s text:c="115"/><text:span text:style-name="T2">2 <text:s text:c="4"/>1 <text:s text:c="4"/>0 <text:s text:c="4"/>0</text:span></text:p>
      <text:p text:style-name="Standard"><text:span text:style-name="T12">sequence <text:s text:c="3"/>process <text:s text:c="16"/>allocation <text:s text:c="30"/>claim <text:s text:c="37"/>needs <text:s text:c="35"/>available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Standard">P1</text:p>
          </table:table-cell>
          <table:table-cell table:style-name="Table1.A1" office:value-type="string">
            <text:p text:style-name="Standard">0 <text:s text:c="4"/>0 <text:s text:c="4"/>1 <text:s text:c="4"/>2</text:p>
          </table:table-cell>
          <table:table-cell table:style-name="Table1.A1" office:value-type="string">
            <text:p text:style-name="Standard">0 <text:s text:c="4"/>0 <text:s text:c="4"/>1 <text:s text:c="4"/>2</text:p>
          </table:table-cell>
          <table:table-cell table:style-name="Table1.A1" office:value-type="string">
            <text:p text:style-name="P7">0 <text:s text:c="4"/>0 <text:s text:c="4"/><text:span text:style-name="T14">0</text:span> <text:s text:c="4"/><text:span text:style-name="T14">0</text:span></text:p>
          </table:table-cell>
          <table:table-cell table:style-name="Table1.A1" office:value-type="string">
            <text:p text:style-name="P8">2 <text:s text:c="4"/>1 <text:s text:c="4"/>1 <text:s text:c="4"/>2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Standard">P2</text:p>
          </table:table-cell>
          <table:table-cell table:style-name="Table1.A1" office:value-type="string">
            <text:p text:style-name="Standard">2 <text:s text:c="4"/>0 <text:s text:c="4"/>0 <text:s text:c="4"/>0</text:p>
          </table:table-cell>
          <table:table-cell table:style-name="Table1.A1" office:value-type="string">
            <text:p text:style-name="Standard">2 <text:s text:c="4"/>7 <text:s text:c="4"/>5 <text:s text:c="4"/>0</text:p>
          </table:table-cell>
          <table:table-cell table:style-name="Table1.A1" office:value-type="string">
            <text:p text:style-name="Standard">0 <text:s text:c="4"/><text:span text:style-name="T14">7</text:span> <text:s text:c="4"/><text:span text:style-name="T14">5</text:span> <text:s text:c="4"/><text:span text:style-name="T14">0</text:span></text:p>
          </table:table-cell>
          <table:table-cell table:style-name="Table1.A1" office:value-type="string">
            <text:p text:style-name="P8">6 <text:s text:c="4"/>7 <text:s text:c="4"/>9 <text:s text:c="4"/>8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Standard">P3</text:p>
          </table:table-cell>
          <table:table-cell table:style-name="Table1.A1" office:value-type="string">
            <text:p text:style-name="Standard">0 <text:s text:c="4"/>0 <text:s text:c="4"/>3 <text:s text:c="4"/>4</text:p>
          </table:table-cell>
          <table:table-cell table:style-name="Table1.A1" office:value-type="string">
            <text:p text:style-name="Standard">6 <text:s text:c="4"/>6 <text:s text:c="4"/>5 <text:s text:c="4"/>6</text:p>
          </table:table-cell>
          <table:table-cell table:style-name="Table1.A1" office:value-type="string">
            <text:p text:style-name="Standard"><text:span text:style-name="T14">6</text:span> <text:s text:c="4"/><text:span text:style-name="T14">6</text:span> <text:s text:c="4"/><text:span text:style-name="T14">2</text:span> <text:s text:c="4"/>2</text:p>
          </table:table-cell>
          <table:table-cell table:style-name="Table1.A1" office:value-type="string">
            <text:p text:style-name="P8">6 <text:s text:c="4"/>7 <text:s text:c="2"/>12 <text:s text:c="2"/>12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Standard">P4</text:p>
          </table:table-cell>
          <table:table-cell table:style-name="Table1.A1" office:value-type="string">
            <text:p text:style-name="Standard">2 <text:s text:c="4"/>3 <text:s text:c="4"/>5 <text:s text:c="4"/>4</text:p>
          </table:table-cell>
          <table:table-cell table:style-name="Table1.A1" office:value-type="string">
            <text:p text:style-name="Standard">4 <text:s text:c="4"/>3 <text:s text:c="4"/>5 <text:s text:c="4"/>6</text:p>
          </table:table-cell>
          <table:table-cell table:style-name="Table1.A1" office:value-type="string">
            <text:p text:style-name="Standard"><text:span text:style-name="T14">2 </text:span><text:s text:c="4"/><text:span text:style-name="T14">0</text:span> <text:s text:c="4"/><text:span text:style-name="T14">0</text:span> <text:s text:c="4"/>2</text:p>
          </table:table-cell>
          <table:table-cell table:style-name="Table1.A1" office:value-type="string">
            <text:p text:style-name="P8">4 <text:s text:c="4"/>4 <text:s text:c="4"/>6 <text:s text:c="4"/>6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Standard">P5</text:p>
          </table:table-cell>
          <table:table-cell table:style-name="Table1.A1" office:value-type="string">
            <text:p text:style-name="Standard">0 <text:s text:c="4"/>3 <text:s text:c="4"/>3 <text:s text:c="4"/>2</text:p>
          </table:table-cell>
          <table:table-cell table:style-name="Table1.A1" office:value-type="string">
            <text:p text:style-name="Standard">0 <text:s text:c="4"/>6 <text:s text:c="4"/>5 <text:s text:c="4"/>2</text:p>
          </table:table-cell>
          <table:table-cell table:style-name="Table1.A1" office:value-type="string">
            <text:p text:style-name="Standard">0 <text:s text:c="4"/><text:span text:style-name="T14">3</text:span> <text:s text:c="4"/><text:span text:style-name="T14">2</text:span> <text:s text:c="4"/><text:span text:style-name="T14">0</text:span></text:p>
          </table:table-cell>
          <table:table-cell table:style-name="Table1.A1" office:value-type="string">
            <text:p text:style-name="P8">4 <text:s text:c="4"/>7 <text:s text:c="4"/>9 <text:s text:c="4"/>8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/>
      <text:list xml:id="list3253376613144877856" text:style-name="WWNum1">
        <text:list-item>
          <text:p text:style-name="P5"><text:span text:style-name="T10">Fill in</text:span> the content of the matrix <text:span text:style-name="T10">NEED</text:span> for all of the processes. <text:s/><text:line-break/><text:line-break/></text:p>
        </text:list-item>
        <text:list-item>
          <text:p text:style-name="P5">Is the system in a <text:span text:style-name="T10">safe </text:span>state ? <text:span text:style-name="T1"><text:s text:c="21"/></text:span><text:span text:style-name="T7">YES <text:s text:c="22"/></text:span><text:s text:c="8"/><text:line-break/><text:line-break/></text:p>
        </text:list-item>
        <text:list-item>
          <text:p text:style-name="P5"><text:span text:style-name="T10">Show the </text:span><text:span text:style-name="T2">sequence</text:span> in which the <text:span text:style-name="T2">algorithm executes</text:span>, and fill in the <text:span text:style-name="T10">AVAILABLE </text:span>column. <text:s/><text:line-break/><text:line-break/></text:p>
        </text:list-item>
      </text:list>
      <text:p text:style-name="P10"><text:span text:style-name="T2">P</text:span><text:span text:style-name="T3">1</text:span><text:span text:style-name="T2"> <text:s text:c="3"/></text:span><text:span text:style-name="T13"></text:span><text:span text:style-name="T2"> <text:s text:c="3"/>P</text:span><text:span text:style-name="T3">4</text:span><text:span text:style-name="T2"> <text:s text:c="5"/></text:span><text:span text:style-name="T13"></text:span><text:span text:style-name="T2"> <text:s text:c="3"/>P</text:span><text:span text:style-name="T3">5</text:span><text:span text:style-name="T2"> <text:s text:c="6"/></text:span><text:span text:style-name="T13"></text:span><text:span text:style-name="T2"> <text:s text:c="3"/>P</text:span><text:span text:style-name="T3">2</text:span><text:span text:style-name="T2"> <text:s text:c="7"/></text:span><text:span text:style-name="T13"></text:span><text:span text:style-name="T2"> <text:s text:c="3"/>P</text:span><text:span text:style-name="T3">3</text:span><text:span text:style-name="T2"> <text:s text:c="5"/></text:span></text:p>
      <text:p text:style-name="P1"/>
      <text:p text:style-name="Standard"><text:span text:style-name="T2"><text:line-break/> <text:s text:c="5"/></text:span><text:line-break/>A <text:span text:style-name="T10">request</text:span> from process <text:span text:style-name="T10">P3</text:span> arrives for (<text:span text:style-name="T10">0, 1, 0, 0).<text:line-break/><text:line-break/></text:span><text:line-break/></text:p>
      <text:list xml:id="list220606203723450" text:continue-numbering="true" text:style-name="WWNum1">
        <text:list-item>
          <text:p text:style-name="P3"><text:span text:style-name="T2">Should</text:span> the <text:span text:style-name="T10">request</text:span> from process <text:span text:style-name="T10">P3</text:span> be granted ?<text:span text:style-name="T1"> <text:s text:c="10"/></text:span><text:span text:style-name="T9">NO</text:span><text:span text:style-name="T7"> <text:s text:c="12"/></text:span></text:p>
        </text:list-item>
      </text:list>
      <text:p text:style-name="Standard"/>
      <text:p text:style-name="Standard"/>
      <text:p text:style-name="Standard"/>
      <text:p text:style-name="Standard"><text:s text:c="124"/><text:span text:style-name="T6">2 <text:s text:c="4"/>0 <text:s text:c="4"/>0 <text:s text:c="4"/>0</text:span> </text:p>
      <text:p text:style-name="Standard"><text:span text:style-name="T12">sequence <text:s text:c="7"/>process <text:s text:c="21"/>allocation <text:s text:c="33"/>claim <text:s text:c="37"/>needs <text:s text:c="36"/>availabl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Standard">P1</text:p>
          </table:table-cell>
          <table:table-cell table:style-name="Table2.A1" office:value-type="string">
            <text:p text:style-name="Standard">0 <text:s text:c="4"/>0 <text:s text:c="4"/>1 <text:s text:c="4"/>2</text:p>
          </table:table-cell>
          <table:table-cell table:style-name="Table2.A1" office:value-type="string">
            <text:p text:style-name="Standard">0 <text:s text:c="4"/>0 <text:s text:c="4"/>1 <text:s text:c="4"/>2</text:p>
          </table:table-cell>
          <table:table-cell table:style-name="Table2.A1" office:value-type="string">
            <text:p text:style-name="P7">0 <text:s text:c="4"/>0 <text:s text:c="4"/><text:span text:style-name="T14">0</text:span> <text:s text:c="4"/><text:span text:style-name="T14">0</text:span></text:p>
          </table:table-cell>
          <table:table-cell table:style-name="Table2.A1" office:value-type="string">
            <text:p text:style-name="P8">2 <text:s text:c="4"/><text:span text:style-name="T20">0</text:span> <text:s text:c="4"/>1 <text:s text:c="4"/>2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Standard">P2</text:p>
          </table:table-cell>
          <table:table-cell table:style-name="Table2.A1" office:value-type="string">
            <text:p text:style-name="Standard">2 <text:s text:c="4"/>0 <text:s text:c="4"/>0 <text:s text:c="4"/>0</text:p>
          </table:table-cell>
          <table:table-cell table:style-name="Table2.A1" office:value-type="string">
            <text:p text:style-name="Standard">2 <text:s text:c="4"/>7 <text:s text:c="4"/>5 <text:s text:c="4"/>0</text:p>
          </table:table-cell>
          <table:table-cell table:style-name="Table2.A1" office:value-type="string">
            <text:p text:style-name="Standard">0 <text:s text:c="4"/><text:span text:style-name="T14">7</text:span> <text:s text:c="4"/><text:span text:style-name="T14">5</text:span> <text:s text:c="4"/><text:span text:style-name="T14">0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</table:table-row>
        <table:table-row table:style-name="Table2.3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Standard">P3</text:p>
          </table:table-cell>
          <table:table-cell table:style-name="Table2.A1" office:value-type="string">
            <text:p text:style-name="Standard">0 <text:s text:c="4"/><text:span text:style-name="T20">1</text:span> <text:s text:c="4"/>3 <text:s text:c="4"/>4</text:p>
          </table:table-cell>
          <table:table-cell table:style-name="Table2.A1" office:value-type="string">
            <text:p text:style-name="Standard">6 <text:s text:c="4"/><text:span text:style-name="T20">6</text:span> <text:s text:c="4"/>5 <text:s text:c="4"/>6</text:p>
          </table:table-cell>
          <table:table-cell table:style-name="Table2.A1" office:value-type="string">
            <text:p text:style-name="Standard"><text:span text:style-name="T14">6</text:span> <text:s text:c="4"/><text:span text:style-name="T20">5</text:span> <text:s text:c="4"/><text:span text:style-name="T14">2</text:span> <text:s text:c="4"/>2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Standard">P4</text:p>
          </table:table-cell>
          <table:table-cell table:style-name="Table2.A1" office:value-type="string">
            <text:p text:style-name="Standard">2 <text:s text:c="4"/>3 <text:s text:c="4"/>5 <text:s text:c="4"/>4</text:p>
          </table:table-cell>
          <table:table-cell table:style-name="Table2.A1" office:value-type="string">
            <text:p text:style-name="Standard">4 <text:s text:c="4"/>3 <text:s text:c="4"/>5 <text:s text:c="4"/>6</text:p>
          </table:table-cell>
          <table:table-cell table:style-name="Table2.A1" office:value-type="string">
            <text:p text:style-name="Standard"><text:span text:style-name="T14">2 </text:span><text:s text:c="4"/><text:span text:style-name="T14">0</text:span> <text:s text:c="4"/><text:span text:style-name="T14">0</text:span> <text:s text:c="4"/>2</text:p>
          </table:table-cell>
          <table:table-cell table:style-name="Table2.A1" office:value-type="string">
            <text:p text:style-name="P8">4 <text:s text:c="4"/><text:span text:style-name="T20">3</text:span> <text:s text:c="4"/>6 <text:s text:c="4"/>6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3"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Standard">P5</text:p>
          </table:table-cell>
          <table:table-cell table:style-name="Table2.A1" office:value-type="string">
            <text:p text:style-name="Standard">0 <text:s text:c="4"/>3 <text:s text:c="4"/>3 <text:s text:c="4"/>2</text:p>
          </table:table-cell>
          <table:table-cell table:style-name="Table2.A1" office:value-type="string">
            <text:p text:style-name="Standard">0 <text:s text:c="4"/>6 <text:s text:c="4"/>5 <text:s text:c="4"/>2</text:p>
          </table:table-cell>
          <table:table-cell table:style-name="Table2.A1" office:value-type="string">
            <text:p text:style-name="Standard">0 <text:s text:c="4"/><text:span text:style-name="T14">3</text:span> <text:s text:c="4"/><text:span text:style-name="T14">2</text:span> <text:s text:c="4"/><text:span text:style-name="T14">0</text:span></text:p>
          </table:table-cell>
          <table:table-cell table:style-name="Table2.A1" office:value-type="string">
            <text:p text:style-name="P8">4 <text:s text:c="4"/><text:span text:style-name="T20">6</text:span> <text:s text:c="4"/>9 <text:s text:c="4"/>8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><text:tab/><text:tab/><text:tab/><text:tab/><text:tab/><text:tab/>(Use to calculate part D)</text:p>
      <text:p text:style-name="Standard"/>
      <text:p text:style-name="Standard"/>
      <text:p text:style-name="P11"><text:span text:style-name="T10">20 points total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8pt" fo:font-weight="bold" style:font-size-asian="8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20pt" fo:font-weight="bold" style:font-size-asian="20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2603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1                                          P3                                         P0</dc:title>
    <meta:initial-creator>mort &amp; anne kwestel</meta:initial-creator>
    <meta:editing-cycles>3</meta:editing-cycles>
    <meta:print-date>2013-11-13T19:12:00</meta:print-date>
    <meta:creation-date>2016-10-23T16:49:00</meta:creation-date>
    <dc:date>2016-10-31T22:06:05.997026811</dc:date>
    <meta:editing-duration>PT6M45S</meta:editing-duration>
    <meta:generator>LibreOffice/5.1.4.2$Linux_X86_64 LibreOffice_project/10m0$Build-2</meta:generator>
    <meta:document-statistic meta:table-count="2" meta:image-count="0" meta:object-count="0" meta:page-count="1" meta:paragraph-count="72" meta:word-count="277" meta:character-count="1993" meta:non-whitespace-character-count="61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